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vertical-align="middle" draw:auto-grow-height="false" fo:min-height="0.749cm" fo:min-width="0.499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905cm"/>
    </style:style>
    <style:style style:name="gr5" style:family="graphic" style:parent-style-name="standard">
      <style:graphic-properties draw:stroke="none" svg:stroke-color="#000000" draw:fill="none" draw:fill-color="#ffffff" fo:min-height="1.27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3.81cm" svg:height="1.905cm" svg:x="8.62cm" svg:y="4.175cm">
          <text:p text:style-name="P1">main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2" draw:layer="layout" svg:width="3.81cm" svg:height="1.27cm" svg:x="3.54cm" svg:y="9.255cm">
          <text:p text:style-name="P1">server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2" draw:layer="layout" svg:width="4.445cm" svg:height="1.27cm" svg:x="1.635cm" svg:y="11.795cm">
          <text:p text:style-name="P1">serverIndex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2" draw:layer="layout" svg:width="3.81cm" svg:height="1.27cm" svg:x="8.62cm" svg:y="6.715cm">
          <text:p text:style-name="P1">GUI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2" draw:layer="layout" svg:width="3.81cm" svg:height="1.27cm" svg:x="13.7cm" svg:y="9.255cm">
          <text:p text:style-name="P1">client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2" draw:layer="layout" svg:width="4.445cm" svg:height="1.27cm" svg:x="15.605cm" svg:y="11.795cm">
          <text:p text:style-name="P1">clientIndex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2" draw:layer="layout" svg:width="3.81cm" svg:height="1.402cm" svg:x="10.525cm" svg:y="13.568cm">
          <text:p text:style-name="P1">download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2" draw:layer="layout" svg:width="2.54cm" svg:height="1.27cm" svg:x="16.875cm" svg:y="13.7cm">
          <text:p text:style-name="P1">SQL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2" draw:layer="layout" svg:width="2.54cm" svg:height="1.27cm" svg:x="2.27cm" svg:y="13.7cm">
          <text:p text:style-name="P1">SQL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3" draw:text-style-name="P2" draw:layer="layout" svg:x1="10.525cm" svg:y1="6.08cm" svg:x2="10.525cm" svg:y2="6.715cm">
          <text:p text:style-name="P3"/>
        </draw:line>
        <draw:line draw:style-name="gr3" draw:text-style-name="P2" draw:layer="layout" svg:x1="8.62cm" svg:y1="7.35cm" svg:x2="5.445cm" svg:y2="9.255cm">
          <text:p text:style-name="P3"/>
        </draw:line>
        <draw:line draw:style-name="gr3" draw:text-style-name="P2" draw:layer="layout" svg:x1="12.43cm" svg:y1="7.35cm" svg:x2="15.605cm" svg:y2="9.255cm">
          <text:p text:style-name="P3"/>
        </draw:line>
        <draw:line draw:style-name="gr3" draw:text-style-name="P2" draw:layer="layout" svg:x1="16.24cm" svg:y1="10.525cm" svg:x2="18.145cm" svg:y2="11.795cm">
          <text:p text:style-name="P3"/>
        </draw:line>
        <draw:line draw:style-name="gr3" draw:text-style-name="P2" draw:layer="layout" svg:x1="18.145cm" svg:y1="13.065cm" svg:x2="18.145cm" svg:y2="13.7cm">
          <text:p text:style-name="P3"/>
        </draw:line>
        <draw:line draw:style-name="gr3" draw:text-style-name="P2" draw:layer="layout" svg:x1="3.54cm" svg:y1="13.065cm" svg:x2="3.54cm" svg:y2="13.7cm">
          <text:p text:style-name="P3"/>
        </draw:line>
        <draw:line draw:style-name="gr3" draw:text-style-name="P2" draw:layer="layout" svg:x1="4.81cm" svg:y1="10.525cm" svg:x2="3.54cm" svg:y2="11.795cm">
          <text:p text:style-name="P3"/>
        </draw:line>
        <draw:line draw:style-name="gr3" draw:text-style-name="P2" draw:layer="layout" svg:x1="14.97cm" svg:y1="10.525cm" svg:x2="13.065cm" svg:y2="13.7cm">
          <text:p text:style-name="P3"/>
        </draw:line>
        <draw:custom-shape draw:style-name="gr2" draw:text-style-name="P2" draw:layer="layout" svg:width="4.445cm" svg:height="1.27cm" svg:x="13.065cm" svg:y="17.51cm">
          <text:p text:style-name="P1">superBlock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3" draw:text-style-name="P2" draw:layer="layout" svg:x1="13.065cm" svg:y1="14.97cm" svg:x2="14.97cm" svg:y2="17.51cm">
          <text:p text:style-name="P3"/>
        </draw:line>
        <draw:custom-shape draw:style-name="gr2" draw:text-style-name="P2" draw:layer="layout" svg:width="5.08cm" svg:height="1.27cm" svg:x="7.985cm" svg:y="9.255cm">
          <text:p text:style-name="P1">exploration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3" draw:text-style-name="P2" draw:layer="layout" svg:x1="10.525cm" svg:y1="9.255cm" svg:x2="10.525cm" svg:y2="7.985cm">
          <text:p text:style-name="P3"/>
        </draw:line>
        <draw:custom-shape draw:style-name="gr2" draw:text-style-name="P2" draw:layer="layout" svg:width="2.54cm" svg:height="1.27cm" svg:x="9.255cm" svg:y="11.16cm">
          <text:p text:style-name="P1">SQL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3" draw:text-style-name="P2" draw:layer="layout" svg:x1="10.525cm" svg:y1="11.16cm" svg:x2="10.525cm" svg:y2="10.525cm">
          <text:p text:style-name="P3"/>
        </draw:line>
        <draw:custom-shape draw:style-name="gr2" draw:text-style-name="P2" draw:layer="layout" svg:width="2.54cm" svg:height="1.27cm" svg:x="9.255cm" svg:y="16.24cm">
          <text:p text:style-name="P1">hash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3" draw:text-style-name="P2" draw:layer="layout" svg:x1="11.795cm" svg:y1="14.97cm" svg:x2="10.525cm" svg:y2="16.24cm">
          <text:p text:style-name="P3"/>
        </draw:line>
        <draw:custom-shape draw:style-name="gr2" draw:text-style-name="P2" draw:layer="layout" svg:width="2.54cm" svg:height="1.27cm" svg:x="7.985cm" svg:y="18.78cm">
          <text:p text:style-name="P1">SHA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3" draw:text-style-name="P2" draw:layer="layout" svg:x1="9.89cm" svg:y1="17.51cm" svg:x2="9.255cm" svg:y2="18.78cm">
          <text:p text:style-name="P3"/>
        </draw:line>
        <draw:frame draw:style-name="gr4" draw:text-style-name="P3" draw:layer="layout" svg:width="16.51cm" svg:height="2.155cm" svg:x="2.905cm" svg:y="1.635cm">
          <draw:text-box>
            <text:p text:style-name="P3"/>
          </draw:text-box>
        </draw:frame>
        <draw:frame draw:style-name="gr5" draw:text-style-name="P3" draw:layer="layout" svg:width="5.715cm" svg:height="1.52cm" svg:x="7.985cm" svg:y="1.385cm">
          <draw:text-box>
            <text:p text:style-name="P3">Current Desig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smack</meta:initial-creator>
    <meta:creation-date>2007-08-07T19:56:05</meta:creation-date>
    <dc:creator>smack</dc:creator>
    <dc:date>2007-08-09T19:14:02</dc:date>
    <dc:language>en-US</dc:language>
    <meta:editing-cycles>5</meta:editing-cycles>
    <meta:editing-duration>PT2H57M9S</meta:editing-duration>
    <meta:user-defined meta:name="Info 1"/>
    <meta:user-defined meta:name="Info 2"/>
    <meta:user-defined meta:name="Info 3"/>
    <meta:user-defined meta:name="Info 4"/>
    <meta:document-statistic meta:object-count="29"/>
  </office:meta>
</office:document-meta>
</file>